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text-properties style:font-name="Bitstream Vera Serif" fo:font-size="28pt" fo:font-weight="bold" style:font-size-asian="28pt" style:font-weight-asian="bold" style:font-size-complex="2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omewhat problematic Fonttype using a non-standard character encoding. The Last Char has a value of seven in this c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6-26T11:15:05</meta:creation-date>
    <dc:date>2008-06-26T11:27:11</dc:date>
    <dc:language>de-DE</dc:language>
    <meta:editing-cycles>2</meta:editing-cycles>
    <meta:editing-duration>PT3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1" meta:character-count="121"/>
  </office:meta>
</office:document-meta>
</file>